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ArialNarrow" svg:font-family="ArialNarrow" style:font-pitch="variable"/>
    <style:font-face style:name="ArialNarrow1" svg:font-family="ArialNarrow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fill-color="#ffffff" fo:min-height="1.305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328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fo:text-align="start" style:writing-mode="lr-tb"/>
    </style:style>
    <style:style style:name="P6" style:family="paragraph">
      <loext:graphic-properties draw:fill="none" draw:fill-color="#ffffff"/>
    </style:style>
    <style:style style:name="T1" style:family="text">
      <style:text-properties fo:color="#000000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2" style:family="text">
      <style:text-properties fo:color="#000000" loext:opacity="10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3" style:family="text">
      <style:text-properties fo:color="#000000" loext:opacity="100%" style:font-name="Arial1" fo:font-size="10pt" fo:font-style="italic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4" style:family="text">
      <style:text-properties fo:color="#000000" loext:opacity="100%" style:font-name="ArialNarrow1" fo:font-size="10pt" fo:font-weight="bold" style:font-size-asian="10pt" style:font-weight-asian="bold" style:font-name-complex="ArialNarrow1" style:font-size-complex="10pt" style:font-weight-complex="bold"/>
    </style:style>
    <style:style style:name="T5" style:family="text">
      <style:text-properties fo:color="#000000" loext:opacity="100%" style:font-name="ArialNarrow1" fo:font-size="10pt" fo:font-weight="normal" style:font-size-asian="10pt" style:font-weight-asian="normal" style:font-name-complex="ArialNarrow1" style:font-size-complex="10pt" style:font-weight-complex="normal"/>
    </style:style>
    <style:style style:name="T6" style:family="text">
      <style:text-properties fo:color="#000000" loext:opacity="100%" style:font-name="ArialNarrow1" fo:font-size="10pt" fo:font-style="italic" fo:font-weight="normal" style:font-size-asian="10pt" style:font-style-asian="italic" style:font-weight-asian="normal" style:font-name-complex="ArialNarrow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>1</text:p>
        </draw:polygon>
        <draw:polygon draw:style-name="gr2" draw:text-style-name="P1" draw:layer="layout" svg:width="8.043cm" svg:height="0.45cm" svg:x="2.275cm" svg:y="12.805cm" svg:viewBox="0 0 8044 451" draw:points="0,0 8044,0 8044,451 0,451">
          <text:p/>
        </draw:polygon>
        <draw:polygon draw:style-name="gr2" draw:text-style-name="P1" draw:layer="layout" svg:width="8.467cm" svg:height="0.45cm" svg:x="10.318cm" svg:y="12.805cm" svg:viewBox="0 0 8468 451" draw:points="0,0 8468,0 8468,451 0,451">
          <text:p/>
        </draw:polygon>
        <draw:polygon draw:style-name="gr2" draw:text-style-name="P1" draw:layer="layout" svg:width="1.765cm" svg:height="0.423cm" svg:x="5.774cm" svg:y="2.54cm" svg:viewBox="0 0 1766 424" draw:points="0,0 1766,0 1766,424 0,424">
          <text:p/>
        </draw:polygon>
        <draw:polygon draw:style-name="gr2" draw:text-style-name="P1" draw:layer="layout" svg:width="7.406cm" svg:height="0.423cm" svg:x="10.503cm" svg:y="3.836cm" svg:viewBox="0 0 7407 424" draw:points="0,0 7407,0 7407,424 0,424">
          <text:p/>
        </draw:polygon>
        <draw:polygon draw:style-name="gr2" draw:text-style-name="P1" draw:layer="layout" svg:width="7.171cm" svg:height="0.423cm" svg:x="2.46cm" svg:y="12.832cm" svg:viewBox="0 0 7172 424" draw:points="0,0 7172,0 7172,424 0,424">
          <text:p/>
        </draw:polygon>
        <draw:polygon draw:style-name="gr2" draw:text-style-name="P1" draw:layer="layout" svg:width="6.554cm" svg:height="0.423cm" svg:x="10.503cm" svg:y="12.832cm" svg:viewBox="0 0 6555 424" draw:points="0,0 6555,0 6555,424 0,424">
          <text:p/>
        </draw:polygon>
        <draw:polygon draw:style-name="gr2" draw:text-style-name="P1" draw:layer="layout" svg:width="1.045cm" svg:height="0.424cm" svg:x="2.46cm" svg:y="13.731cm" svg:viewBox="0 0 1046 425" draw:points="0,0 1046,0 1046,425 0,425">
          <text:p/>
        </draw:polygon>
        <draw:polygon draw:style-name="gr2" draw:text-style-name="P1" draw:layer="layout" svg:width="2.283cm" svg:height="0.424cm" svg:x="4.388cm" svg:y="13.731cm" svg:viewBox="0 0 2284 425" draw:points="0,0 2284,0 2284,425 0,425">
          <text:p/>
        </draw:polygon>
        <draw:polygon draw:style-name="gr2" draw:text-style-name="P1" draw:layer="layout" svg:width="4.539cm" svg:height="0.424cm" svg:x="10.503cm" svg:y="13.731cm" svg:viewBox="0 0 4540 425" draw:points="0,0 4540,0 4540,425 0,425">
          <text:p/>
        </draw:polygon>
        <draw:polygon draw:style-name="gr2" draw:text-style-name="P1" draw:layer="layout" svg:width="2.727cm" svg:height="0.424cm" svg:x="2.46cm" svg:y="14.181cm" svg:viewBox="0 0 2728 425" draw:points="0,0 2728,0 2728,425 0,425">
          <text:p/>
        </draw:polygon>
        <draw:polygon draw:style-name="gr2" draw:text-style-name="P1" draw:layer="layout" svg:width="6.393cm" svg:height="0.423cm" svg:x="2.46cm" svg:y="14.605cm" svg:viewBox="0 0 6394 424" draw:points="0,0 6394,0 6394,424 0,424">
          <text:p/>
        </draw:polygon>
        <draw:polygon draw:style-name="gr2" draw:text-style-name="P1" draw:layer="layout" svg:width="7.166cm" svg:height="0.424cm" svg:x="10.503cm" svg:y="14.181cm" svg:viewBox="0 0 7167 425" draw:points="0,0 7167,0 7167,425 0,425">
          <text:p/>
        </draw:polygon>
        <draw:polygon draw:style-name="gr2" draw:text-style-name="P1" draw:layer="layout" svg:width="0.962cm" svg:height="0.423cm" svg:x="10.503cm" svg:y="14.605cm" svg:viewBox="0 0 963 424" draw:points="0,0 963,0 963,424 0,424">
          <text:p/>
        </draw:polygon>
        <draw:polygon draw:style-name="gr2" draw:text-style-name="P1" draw:layer="layout" svg:width="0.161cm" svg:height="0.423cm" svg:x="2.46cm" svg:y="21.484cm" svg:viewBox="0 0 162 424" draw:points="0,0 162,0 162,424 0,424">
          <text:p/>
        </draw:polygon>
        <draw:polygon draw:style-name="gr2" draw:text-style-name="P1" draw:layer="layout" svg:width="1.678cm" svg:height="0.424cm" svg:x="12.197cm" svg:y="23.203cm" svg:viewBox="0 0 1679 425" draw:points="0,0 1679,0 1679,425 0,425">
          <text:p/>
        </draw:polygon>
        <draw:polygon draw:style-name="gr2" draw:text-style-name="P1" draw:layer="layout" svg:width="1.56cm" svg:height="0.423cm" svg:x="2.46cm" svg:y="23.68cm" svg:viewBox="0 0 1561 424" draw:points="0,0 1561,0 1561,424 0,424">
          <text:p/>
        </draw:polygon>
        <draw:polygon draw:style-name="gr2" draw:text-style-name="P1" draw:layer="layout" svg:width="2.402cm" svg:height="0.423cm" svg:x="2.46cm" svg:y="24.103cm" svg:viewBox="0 0 2403 424" draw:points="0,0 2403,0 2403,424 0,424">
          <text:p/>
        </draw:polygon>
        <draw:frame draw:style-name="gr3" draw:text-style-name="P3" draw:layer="layout" svg:width="3.812cm" svg:height="0.395cm" svg:x="2.54cm" svg:y="2.559cm">
          <draw:text-box>
            <text:p text:style-name="P2"><text:span text:style-name="T1">Invoice / Інвойс</text:span><text:span text:style-name="T2"> №</text:span><text:span text:style-name="T3"> 001</text:span></text:p>
          </draw:text-box>
        </draw:frame>
        <draw:frame draw:style-name="gr3" draw:text-style-name="P3" draw:layer="layout" svg:width="3.914cm" svg:height="0.352cm" svg:x="2.461cm" svg:y="3.918cm">
          <draw:text-box>
            <text:p text:style-name="P2"><text:span text:style-name="T4">Date of invoice</text:span><text:span text:style-name="T5">: 16.02.</text:span><text:span text:style-name="T6">2023 р</text:span></text:p>
          </draw:text-box>
        </draw:frame>
        <draw:frame draw:style-name="gr3" draw:text-style-name="P3" draw:layer="layout" svg:width="3.786cm" svg:height="0.352cm" svg:x="10.504cm" svg:y="3.918cm">
          <draw:text-box>
            <text:p text:style-name="P2"><text:span text:style-name="T4">Дата інвойсу</text:span><text:span text:style-name="T5">: 16.02.</text:span><text:span text:style-name="T6">2023 р.</text:span></text:p>
          </draw:text-box>
        </draw:frame>
        <draw:frame draw:style-name="gr3" draw:text-style-name="P3" draw:layer="layout" svg:width="4.227cm" svg:height="0.352cm" svg:x="2.461cm" svg:y="4.368cm">
          <draw:text-box>
            <text:p text:style-name="P2"><text:span text:style-name="T4">Supplier</text:span><text:span text:style-name="T5"> Individual Entrepreneur</text:span></text:p>
          </draw:text-box>
        </draw:frame>
        <draw:frame draw:style-name="gr3" draw:text-style-name="P3" draw:layer="layout" svg:width="5.12cm" svg:height="0.352cm" svg:x="2.461cm" svg:y="4.791cm">
          <draw:text-box>
            <text:p text:style-name="P2"><text:span text:style-name="T5">Olnychenko Oleksandr Volodymyrovych</text:span></text:p>
          </draw:text-box>
        </draw:frame>
        <draw:frame draw:style-name="gr3" draw:text-style-name="P3" draw:layer="layout" svg:width="5.264cm" svg:height="0.352cm" svg:x="2.461cm" svg:y="5.215cm">
          <draw:text-box>
            <text:p text:style-name="P2"><text:span text:style-name="T5">Address: (Zip, City, Street, Building, Apt.)</text:span></text:p>
          </draw:text-box>
        </draw:frame>
        <draw:frame draw:style-name="gr3" draw:text-style-name="P3" draw:layer="layout" svg:width="5.683cm" svg:height="0.352cm" svg:x="2.461cm" svg:y="5.638cm">
          <draw:text-box>
            <text:p text:style-name="P2"><text:span text:style-name="T5">61111, Kharkiv, Yubileiny Avenue, 69, ap 53</text:span></text:p>
          </draw:text-box>
        </draw:frame>
        <draw:frame draw:style-name="gr3" draw:text-style-name="P3" draw:layer="layout" svg:width="7.563cm" svg:height="0.352cm" svg:x="2.461cm" svg:y="6.061cm">
          <draw:text-box>
            <text:p text:style-name="P2"><text:span text:style-name="T5">_______________________________________________</text:span></text:p>
          </draw:text-box>
        </draw:frame>
        <draw:frame draw:style-name="gr3" draw:text-style-name="P3" draw:layer="layout" svg:width="4.76cm" svg:height="0.352cm" svg:x="2.461cm" svg:y="6.908cm">
          <draw:text-box>
            <text:p text:style-name="P2"><text:span text:style-name="T5">Individual Tax Number - 2966919950</text:span></text:p>
          </draw:text-box>
        </draw:frame>
        <draw:frame draw:style-name="gr3" draw:text-style-name="P3" draw:layer="layout" svg:width="7.313cm" svg:height="0.352cm" svg:x="10.504cm" svg:y="4.368cm">
          <draw:text-box>
            <text:p text:style-name="P2"><text:span text:style-name="T4">Виконавець</text:span><text:span text:style-name="T5">: Ольниченко Олександр Володимирович</text:span></text:p>
          </draw:text-box>
        </draw:frame>
        <draw:frame draw:style-name="gr3" draw:text-style-name="P3" draw:layer="layout" svg:width="7.783cm" svg:height="0.352cm" svg:x="10.504cm" svg:y="4.791cm">
          <draw:text-box>
            <text:p text:style-name="P2"><text:span text:style-name="T5">що проживає за адресою: (індекс, місто, вулиця, будинок,</text:span></text:p>
          </draw:text-box>
        </draw:frame>
        <draw:frame draw:style-name="gr3" draw:text-style-name="P3" draw:layer="layout" svg:width="1.314cm" svg:height="0.352cm" svg:x="10.504cm" svg:y="5.215cm">
          <draw:text-box>
            <text:p text:style-name="P2"><text:span text:style-name="T5">квартира)</text:span></text:p>
          </draw:text-box>
        </draw:frame>
        <draw:frame draw:style-name="gr3" draw:text-style-name="P3" draw:layer="layout" svg:width="5.268cm" svg:height="0.352cm" svg:x="10.504cm" svg:y="5.638cm">
          <draw:text-box>
            <text:p text:style-name="P2"><text:span text:style-name="T5">61111, Харків, пр. Ювілейний 69, кв. 53</text:span></text:p>
          </draw:text-box>
        </draw:frame>
        <draw:frame draw:style-name="gr3" draw:text-style-name="P3" draw:layer="layout" svg:width="8.045cm" svg:height="0.352cm" svg:x="10.504cm" svg:y="6.061cm">
          <draw:text-box>
            <text:p text:style-name="P2"><text:span text:style-name="T5">__________________________________________________</text:span></text:p>
          </draw:text-box>
        </draw:frame>
        <draw:frame draw:style-name="gr3" draw:text-style-name="P3" draw:layer="layout" svg:width="2.445cm" svg:height="0.352cm" svg:x="10.504cm" svg:y="6.908cm">
          <draw:text-box>
            <text:p text:style-name="P2"><text:span text:style-name="T5">ІПН - <text:s/>2966919950</text:span></text:p>
          </draw:text-box>
        </draw:frame>
        <draw:frame draw:style-name="gr3" draw:text-style-name="P3" draw:layer="layout" svg:width="3.951cm" svg:height="0.352cm" svg:x="2.461cm" svg:y="7.358cm">
          <draw:text-box>
            <text:p text:style-name="P2"><text:span text:style-name="T4">Customer</text:span><text:span text:style-name="T5">: Upwork Global Inc.</text:span></text:p>
          </draw:text-box>
        </draw:frame>
        <draw:frame draw:style-name="gr3" draw:text-style-name="P3" draw:layer="layout" svg:width="7.338cm" svg:height="0.352cm" svg:x="2.461cm" svg:y="7.781cm">
          <draw:text-box>
            <text:p text:style-name="P2"><text:span text:style-name="T5">475 Brannan Street, Suite 430, San Francisco, CA 94107</text:span></text:p>
          </draw:text-box>
        </draw:frame>
        <draw:frame draw:style-name="gr3" draw:text-style-name="P3" draw:layer="layout" svg:width="7.101cm" svg:height="0.352cm" svg:x="2.461cm" svg:y="8.205cm">
          <draw:text-box>
            <text:p text:style-name="P2"><text:span text:style-name="T5">Represented by Director of Customer Support, Michelle</text:span></text:p>
          </draw:text-box>
        </draw:frame>
        <draw:frame draw:style-name="gr3" draw:text-style-name="P3" draw:layer="layout" svg:width="6.102cm" svg:height="0.352cm" svg:x="2.461cm" svg:y="8.628cm">
          <draw:text-box>
            <text:p text:style-name="P2"><text:span text:style-name="T5">Appleberg, who acts according to the Articles of</text:span></text:p>
          </draw:text-box>
        </draw:frame>
        <draw:frame draw:style-name="gr3" draw:text-style-name="P3" draw:layer="layout" svg:width="1.691cm" svg:height="0.352cm" svg:x="2.461cm" svg:y="9.051cm">
          <draw:text-box>
            <text:p text:style-name="P2"><text:span text:style-name="T5">Incorporation</text:span></text:p>
          </draw:text-box>
        </draw:frame>
        <draw:frame draw:style-name="gr3" draw:text-style-name="P3" draw:layer="layout" svg:width="4.167cm" svg:height="0.352cm" svg:x="10.504cm" svg:y="7.358cm">
          <draw:text-box>
            <text:p text:style-name="P2"><text:span text:style-name="T4">Замовник</text:span><text:span text:style-name="T5">: : Upwork Global Inc.</text:span></text:p>
          </draw:text-box>
        </draw:frame>
        <draw:frame draw:style-name="gr3" draw:text-style-name="P3" draw:layer="layout" svg:width="7.338cm" svg:height="0.352cm" svg:x="10.504cm" svg:y="7.781cm">
          <draw:text-box>
            <text:p text:style-name="P2"><text:span text:style-name="T5">475 Brannan Street, Suite 430, San Francisco, CA 94107</text:span></text:p>
          </draw:text-box>
        </draw:frame>
        <draw:frame draw:style-name="gr3" draw:text-style-name="P3" draw:layer="layout" svg:width="7.863cm" svg:height="0.352cm" svg:x="10.504cm" svg:y="8.205cm">
          <draw:text-box>
            <text:p text:style-name="P2"><text:span text:style-name="T5">в особі Director of Customer Support, Michelle Appleberg,що</text:span></text:p>
          </draw:text-box>
        </draw:frame>
        <draw:frame draw:style-name="gr3" draw:text-style-name="P3" draw:layer="layout" svg:width="3.037cm" svg:height="0.352cm" svg:x="10.504cm" svg:y="8.628cm">
          <draw:text-box>
            <text:p text:style-name="P2"><text:span text:style-name="T5">діє на підставі Статуту</text:span></text:p>
          </draw:text-box>
        </draw:frame>
        <draw:frame draw:style-name="gr3" draw:text-style-name="P3" draw:layer="layout" svg:width="6.652cm" svg:height="0.352cm" svg:x="2.461cm" svg:y="9.501cm">
          <draw:text-box>
            <text:p text:style-name="P2"><text:span text:style-name="T4">Payer</text:span><text:span text:style-name="T5"> (authorized by Customer to make payments):</text:span></text:p>
          </draw:text-box>
        </draw:frame>
        <draw:frame draw:style-name="gr3" draw:text-style-name="P3" draw:layer="layout" svg:width="2.55cm" svg:height="0.352cm" svg:x="2.461cm" svg:y="9.924cm">
          <draw:text-box>
            <text:p text:style-name="P2"><text:span text:style-name="T5">Upwork Escrow Inc.</text:span></text:p>
          </draw:text-box>
        </draw:frame>
        <draw:frame draw:style-name="gr3" draw:text-style-name="P3" draw:layer="layout" svg:width="4.227cm" svg:height="0.352cm" svg:x="2.461cm" svg:y="10.348cm">
          <draw:text-box>
            <text:p text:style-name="P2"><text:span text:style-name="T5">(on behalf of Upwork Global Inc.)</text:span></text:p>
          </draw:text-box>
        </draw:frame>
        <draw:frame draw:style-name="gr3" draw:text-style-name="P3" draw:layer="layout" svg:width="7.338cm" svg:height="0.352cm" svg:x="2.461cm" svg:y="11.194cm">
          <draw:text-box>
            <text:p text:style-name="P2"><text:span text:style-name="T5">475 Brannan Street, Suite 430, San Francisco, CA 94107</text:span></text:p>
          </draw:text-box>
        </draw:frame>
        <draw:frame draw:style-name="gr3" draw:text-style-name="P3" draw:layer="layout" svg:width="7.36cm" svg:height="0.352cm" svg:x="2.461cm" svg:y="11.618cm">
          <draw:text-box>
            <text:p text:style-name="P2"><text:span text:style-name="T5">Represented by Junko Swain, President and Treasurer of</text:span></text:p>
          </draw:text-box>
        </draw:frame>
        <draw:frame draw:style-name="gr3" draw:text-style-name="P3" draw:layer="layout" svg:width="2.55cm" svg:height="0.352cm" svg:x="2.461cm" svg:y="12.041cm">
          <draw:text-box>
            <text:p text:style-name="P2"><text:span text:style-name="T5">Upwork Escrow Inc.</text:span></text:p>
          </draw:text-box>
        </draw:frame>
        <draw:frame draw:style-name="gr3" draw:text-style-name="P3" draw:layer="layout" svg:width="7.584cm" svg:height="0.352cm" svg:x="10.504cm" svg:y="9.501cm">
          <draw:text-box>
            <text:p text:style-name="P2"><text:span text:style-name="T4">Платник</text:span><text:span text:style-name="T5"> (повірена особа Замовника щодо розрахунків):</text:span></text:p>
          </draw:text-box>
        </draw:frame>
        <draw:frame draw:style-name="gr3" draw:text-style-name="P3" draw:layer="layout" svg:width="2.55cm" svg:height="0.352cm" svg:x="10.504cm" svg:y="9.924cm">
          <draw:text-box>
            <text:p text:style-name="P2"><text:span text:style-name="T5">Upwork Escrow Inc.</text:span></text:p>
          </draw:text-box>
        </draw:frame>
        <draw:frame draw:style-name="gr3" draw:text-style-name="P3" draw:layer="layout" svg:width="3.829cm" svg:height="0.352cm" svg:x="10.504cm" svg:y="10.348cm">
          <draw:text-box>
            <text:p text:style-name="P2"><text:span text:style-name="T5">(від імені Upwork Global Inc.)</text:span></text:p>
          </draw:text-box>
        </draw:frame>
        <draw:frame draw:style-name="gr3" draw:text-style-name="P3" draw:layer="layout" svg:width="7.338cm" svg:height="0.352cm" svg:x="10.504cm" svg:y="11.194cm">
          <draw:text-box>
            <text:p text:style-name="P2"><text:span text:style-name="T5">475 Brannan Street, Suite 430, San Francisco, CA 94107</text:span></text:p>
          </draw:text-box>
        </draw:frame>
        <draw:frame draw:style-name="gr3" draw:text-style-name="P3" draw:layer="layout" svg:width="7.305cm" svg:height="0.352cm" svg:x="10.504cm" svg:y="11.618cm">
          <draw:text-box>
            <text:p text:style-name="P2"><text:span text:style-name="T5">в особі Junko Swain, President and Treasurer of Upwork</text:span></text:p>
          </draw:text-box>
        </draw:frame>
        <draw:frame draw:style-name="gr3" draw:text-style-name="P3" draw:layer="layout" svg:width="1.492cm" svg:height="0.352cm" svg:x="10.504cm" svg:y="12.041cm">
          <draw:text-box>
            <text:p text:style-name="P2"><text:span text:style-name="T5">Escrow Inc.</text:span></text:p>
          </draw:text-box>
        </draw:frame>
        <draw:frame draw:style-name="gr3" draw:text-style-name="P3" draw:layer="layout" svg:width="5.111cm" svg:height="0.352cm" svg:x="2.461cm" svg:y="12.914cm">
          <draw:text-box>
            <text:p text:style-name="P2"><text:span text:style-name="T4">Subject matter:</text:span><text:span text:style-name="T5"> Software Development</text:span></text:p>
          </draw:text-box>
        </draw:frame>
        <draw:frame draw:style-name="gr3" draw:text-style-name="P3" draw:layer="layout" svg:width="6.381cm" svg:height="0.352cm" svg:x="10.504cm" svg:y="12.914cm">
          <draw:text-box>
            <text:p text:style-name="P2"><text:span text:style-name="T4">Предмет</text:span><text:span text:style-name="T5">: Розробка програмного забеспечення</text:span></text:p>
          </draw:text-box>
        </draw:frame>
        <draw:frame draw:style-name="gr3" draw:text-style-name="P3" draw:layer="layout" svg:width="2.034cm" svg:height="0.352cm" svg:x="2.461cm" svg:y="13.364cm">
          <draw:text-box>
            <text:p text:style-name="P2"><text:span text:style-name="T4">Currency</text:span><text:span text:style-name="T5">: USD</text:span></text:p>
          </draw:text-box>
        </draw:frame>
        <draw:frame draw:style-name="gr3" draw:text-style-name="P3" draw:layer="layout" svg:width="2.846cm" svg:height="0.352cm" svg:x="10.504cm" svg:y="13.364cm">
          <draw:text-box>
            <text:p text:style-name="P2"><text:span text:style-name="T4">Валюта</text:span><text:span text:style-name="T5">: Долар США</text:span></text:p>
          </draw:text-box>
        </draw:frame>
        <draw:frame draw:style-name="gr3" draw:text-style-name="P3" draw:layer="layout" svg:width="4.862cm" svg:height="0.352cm" svg:x="2.461cm" svg:y="13.814cm">
          <draw:text-box>
            <text:p text:style-name="P2"><text:span text:style-name="T4">Price (amount) of the services</text:span><text:span text:style-name="T5">: <text:s/>600</text:span></text:p>
          </draw:text-box>
        </draw:frame>
        <draw:frame draw:style-name="gr3" draw:text-style-name="P3" draw:layer="layout" svg:width="5.094cm" svg:height="0.352cm" svg:x="10.504cm" svg:y="13.814cm">
          <draw:text-box>
            <text:p text:style-name="P2"><text:span text:style-name="T4">Ціна (загальна вартість)послуг</text:span><text:span text:style-name="T5">: 600</text:span></text:p>
          </draw:text-box>
        </draw:frame>
        <draw:frame draw:style-name="gr3" draw:text-style-name="P3" draw:layer="layout" svg:width="2.758cm" svg:height="0.352cm" svg:x="2.461cm" svg:y="14.264cm">
          <draw:text-box>
            <text:p text:style-name="P2"><text:span text:style-name="T4">Terms of payments:</text:span></text:p>
          </draw:text-box>
        </draw:frame>
        <draw:frame draw:style-name="gr3" draw:text-style-name="P3" draw:layer="layout" svg:width="6.411cm" svg:height="0.352cm" svg:x="2.461cm" svg:y="14.687cm">
          <draw:text-box>
            <text:p text:style-name="P2"><text:span text:style-name="T5">Post payment of 100% upon the services delivery.</text:span></text:p>
          </draw:text-box>
        </draw:frame>
        <draw:frame draw:style-name="gr3" draw:text-style-name="P3" draw:layer="layout" svg:width="7.164cm" svg:height="0.352cm" svg:x="10.504cm" svg:y="14.264cm">
          <draw:text-box>
            <text:p text:style-name="P2"><text:span text:style-name="T4">Умови оплати:</text:span><text:span text:style-name="T5"> 100% післяплата за фактом надання</text:span></text:p>
          </draw:text-box>
        </draw:frame>
        <draw:frame draw:style-name="gr3" draw:text-style-name="P3" draw:layer="layout" svg:width="0.963cm" svg:height="0.352cm" svg:x="10.504cm" svg:y="14.687cm">
          <draw:text-box>
            <text:p text:style-name="P2"><text:span text:style-name="T5">послуг.</text:span></text:p>
          </draw:text-box>
        </draw:frame>
        <draw:frame draw:style-name="gr3" draw:text-style-name="P3" draw:layer="layout" svg:width="3.702cm" svg:height="0.352cm" svg:x="10.504cm" svg:y="15.137cm">
          <draw:text-box>
            <text:p text:style-name="P2"><text:span text:style-name="T4">Supplier Bank information</text:span><text:span text:style-name="T5">:</text:span></text:p>
          </draw:text-box>
        </draw:frame>
        <draw:frame draw:style-name="gr3" draw:text-style-name="P3" draw:layer="layout" svg:width="1.971cm" svg:height="0.352cm" svg:x="10.504cm" svg:y="15.56cm">
          <draw:text-box>
            <text:p text:style-name="P2"><text:span text:style-name="T5">Beneficiary: PE</text:span></text:p>
          </draw:text-box>
        </draw:frame>
        <draw:frame draw:style-name="gr3" draw:text-style-name="P3" draw:layer="layout" svg:width="5.12cm" svg:height="0.352cm" svg:x="10.504cm" svg:y="15.983cm">
          <draw:text-box>
            <text:p text:style-name="P2"><text:span text:style-name="T5">Olnychenko Oleksandr Volodymyrovych</text:span></text:p>
          </draw:text-box>
        </draw:frame>
        <draw:frame draw:style-name="gr3" draw:text-style-name="P3" draw:layer="layout" svg:width="6.89cm" svg:height="0.352cm" svg:x="10.504cm" svg:y="16.407cm">
          <draw:text-box>
            <text:p text:style-name="P2"><text:span text:style-name="T5">Account (IBAN): UA783510050000026008878965839</text:span></text:p>
          </draw:text-box>
        </draw:frame>
        <draw:frame draw:style-name="gr3" draw:text-style-name="P3" draw:layer="layout" svg:width="4.35cm" svg:height="0.352cm" svg:x="10.504cm" svg:y="16.83cm">
          <draw:text-box>
            <text:p text:style-name="P2"><text:span text:style-name="T5">Beneficiary’s bank: UKRSIBBANK</text:span></text:p>
          </draw:text-box>
        </draw:frame>
        <draw:frame draw:style-name="gr3" draw:text-style-name="P3" draw:layer="layout" svg:width="7.918cm" svg:height="0.352cm" svg:x="10.504cm" svg:y="17.253cm">
          <draw:text-box>
            <text:p text:style-name="P2"><text:span text:style-name="T5">Bank Address 2/12 ANDRIIVSKA ST. KIEV, 04070, UKRAINE</text:span></text:p>
          </draw:text-box>
        </draw:frame>
        <draw:frame draw:style-name="gr3" draw:text-style-name="P3" draw:layer="layout" svg:width="3.296cm" svg:height="0.352cm" svg:x="10.504cm" svg:y="17.677cm">
          <draw:text-box>
            <text:p text:style-name="P2"><text:span text:style-name="T5">SWIFT code: KHABUA2K</text:span></text:p>
          </draw:text-box>
        </draw:frame>
        <draw:frame draw:style-name="gr3" draw:text-style-name="P3" draw:layer="layout" svg:width="4.608cm" svg:height="0.352cm" svg:x="10.504cm" svg:y="18.523cm">
          <draw:text-box>
            <text:p text:style-name="P2"><text:span text:style-name="T4">Correspondent bank information:</text:span></text:p>
          </draw:text-box>
        </draw:frame>
        <draw:frame draw:style-name="gr3" draw:text-style-name="P3" draw:layer="layout" svg:width="0.352cm" svg:height="0.352cm" svg:x="2.461cm" svg:y="20.27cm">
          <draw:text-box>
            <text:p text:style-name="P2"><text:span text:style-name="T5">№</text:span></text:p>
          </draw:text-box>
        </draw:frame>
        <draw:frame draw:style-name="gr3" draw:text-style-name="P3" draw:layer="layout" svg:width="1.526cm" svg:height="0.352cm" svg:x="3.228cm" svg:y="20.27cm">
          <draw:text-box>
            <text:p text:style-name="P2"><text:span text:style-name="T5">Description/</text:span></text:p>
          </draw:text-box>
        </draw:frame>
        <draw:frame draw:style-name="gr3" draw:text-style-name="P3" draw:layer="layout" svg:width="0.688cm" svg:height="0.352cm" svg:x="3.228cm" svg:y="20.693cm">
          <draw:text-box>
            <text:p text:style-name="P2"><text:span text:style-name="T5">Опис</text:span></text:p>
          </draw:text-box>
        </draw:frame>
        <draw:frame draw:style-name="gr3" draw:text-style-name="P3" draw:layer="layout" svg:width="1.158cm" svg:height="0.352cm" svg:x="8.943cm" svg:y="20.27cm">
          <draw:text-box>
            <text:p text:style-name="P2"><text:span text:style-name="T5">Quantity/</text:span></text:p>
          </draw:text-box>
        </draw:frame>
        <draw:frame draw:style-name="gr3" draw:text-style-name="P3" draw:layer="layout" svg:width="1.166cm" svg:height="0.352cm" svg:x="8.943cm" svg:y="20.693cm">
          <draw:text-box>
            <text:p text:style-name="P2"><text:span text:style-name="T5">Кількість</text:span></text:p>
          </draw:text-box>
        </draw:frame>
        <draw:frame draw:style-name="gr3" draw:text-style-name="P3" draw:layer="layout" svg:width="1.344cm" svg:height="0.352cm" svg:x="12.197cm" svg:y="20.27cm">
          <draw:text-box>
            <text:p text:style-name="P2"><text:span text:style-name="T5">Price,USD</text:span></text:p>
          </draw:text-box>
        </draw:frame>
        <draw:frame draw:style-name="gr3" draw:text-style-name="P3" draw:layer="layout" svg:width="2.347cm" svg:height="0.352cm" svg:x="12.197cm" svg:y="20.693cm">
          <draw:text-box>
            <text:p text:style-name="P2"><text:span text:style-name="T5">Ціна, Долар США</text:span></text:p>
          </draw:text-box>
        </draw:frame>
        <draw:frame draw:style-name="gr3" draw:text-style-name="P3" draw:layer="layout" svg:width="1.924cm" svg:height="0.352cm" svg:x="16.087cm" svg:y="20.27cm">
          <draw:text-box>
            <text:p text:style-name="P2"><text:span text:style-name="T5">Amount, USD /</text:span></text:p>
          </draw:text-box>
        </draw:frame>
        <draw:frame draw:style-name="gr3" draw:text-style-name="P3" draw:layer="layout" svg:width="2.495cm" svg:height="0.352cm" svg:x="16.087cm" svg:y="20.693cm">
          <draw:text-box>
            <text:p text:style-name="P2"><text:span text:style-name="T5">Загальна вартість,</text:span></text:p>
          </draw:text-box>
        </draw:frame>
        <draw:frame draw:style-name="gr3" draw:text-style-name="P3" draw:layer="layout" svg:width="1.59cm" svg:height="0.352cm" svg:x="16.087cm" svg:y="21.116cm">
          <draw:text-box>
            <text:p text:style-name="P2"><text:span text:style-name="T5">Долар США</text:span></text:p>
          </draw:text-box>
        </draw:frame>
        <draw:frame draw:style-name="gr3" draw:text-style-name="P3" draw:layer="layout" svg:width="0.352cm" svg:height="0.352cm" svg:x="2.461cm" svg:y="21.566cm">
          <draw:text-box>
            <text:p text:style-name="P2"><text:span text:style-name="T5">1</text:span></text:p>
          </draw:text-box>
        </draw:frame>
        <draw:frame draw:style-name="gr3" draw:text-style-name="P3" draw:layer="layout" svg:width="1.708cm" svg:height="0.352cm" svg:x="12.197cm" svg:y="23.286cm">
          <draw:text-box>
            <text:p text:style-name="P2"><text:span text:style-name="T5">Total/Усього:</text:span></text:p>
          </draw:text-box>
        </draw:frame>
        <draw:frame draw:style-name="gr3" draw:text-style-name="P3" draw:layer="layout" svg:width="1.594cm" svg:height="0.352cm" svg:x="2.461cm" svg:y="23.762cm">
          <draw:text-box>
            <text:p text:style-name="P2"><text:span text:style-name="T5">Total to pay/</text:span></text:p>
          </draw:text-box>
        </draw:frame>
        <draw:line draw:style-name="gr4" draw:text-style-name="P4" draw:layer="layout" svg:x1="2.275cm" svg:y1="3.81cm" svg:x2="2.275cm" svg:y2="19.72cm">
          <text:p/>
        </draw:line>
        <draw:line draw:style-name="gr4" draw:text-style-name="P4" draw:layer="layout" svg:x1="10.318cm" svg:y1="3.81cm" svg:x2="10.318cm" svg:y2="19.72cm">
          <text:p/>
        </draw:line>
        <draw:line draw:style-name="gr4" draw:text-style-name="P4" draw:layer="layout" svg:x1="18.785cm" svg:y1="3.81cm" svg:x2="18.785cm" svg:y2="19.72cm">
          <text:p/>
        </draw:line>
        <draw:line draw:style-name="gr4" draw:text-style-name="P4" draw:layer="layout" svg:x1="2.257cm" svg:y1="3.827cm" svg:x2="18.803cm" svg:y2="3.827cm">
          <text:p/>
        </draw:line>
        <draw:line draw:style-name="gr4" draw:text-style-name="P4" draw:layer="layout" svg:x1="2.257cm" svg:y1="4.25cm" svg:x2="18.803cm" svg:y2="4.25cm">
          <text:p/>
        </draw:line>
        <draw:line draw:style-name="gr4" draw:text-style-name="P4" draw:layer="layout" svg:x1="2.257cm" svg:y1="7.249cm" svg:x2="18.803cm" svg:y2="7.249cm">
          <text:p/>
        </draw:line>
        <draw:line draw:style-name="gr4" draw:text-style-name="P4" draw:layer="layout" svg:x1="2.257cm" svg:y1="9.401cm" svg:x2="18.803cm" svg:y2="9.401cm">
          <text:p/>
        </draw:line>
        <draw:line draw:style-name="gr4" draw:text-style-name="P4" draw:layer="layout" svg:x1="2.257cm" svg:y1="12.823cm" svg:x2="18.803cm" svg:y2="12.823cm">
          <text:p/>
        </draw:line>
        <draw:line draw:style-name="gr4" draw:text-style-name="P4" draw:layer="layout" svg:x1="2.257cm" svg:y1="13.246cm" svg:x2="18.803cm" svg:y2="13.246cm">
          <text:p/>
        </draw:line>
        <draw:line draw:style-name="gr4" draw:text-style-name="P4" draw:layer="layout" svg:x1="2.257cm" svg:y1="13.705cm" svg:x2="18.803cm" svg:y2="13.705cm">
          <text:p/>
        </draw:line>
        <draw:line draw:style-name="gr4" draw:text-style-name="P4" draw:layer="layout" svg:x1="2.257cm" svg:y1="14.164cm" svg:x2="18.803cm" svg:y2="14.164cm">
          <text:p/>
        </draw:line>
        <draw:line draw:style-name="gr4" draw:text-style-name="P4" draw:layer="layout" svg:x1="2.257cm" svg:y1="15.045cm" svg:x2="18.803cm" svg:y2="15.045cm">
          <text:p/>
        </draw:line>
        <draw:line draw:style-name="gr4" draw:text-style-name="P4" draw:layer="layout" svg:x1="2.257cm" svg:y1="19.702cm" svg:x2="18.803cm" svg:y2="19.702cm">
          <text:p/>
        </draw:line>
        <draw:line draw:style-name="gr4" draw:text-style-name="P4" draw:layer="layout" svg:x1="2.275cm" svg:y1="20.143cm" svg:x2="2.275cm" svg:y2="24.553cm">
          <text:p/>
        </draw:line>
        <draw:line draw:style-name="gr4" draw:text-style-name="P4" draw:layer="layout" svg:x1="3.051cm" svg:y1="20.143cm" svg:x2="3.051cm" svg:y2="23.671cm">
          <text:p/>
        </draw:line>
        <draw:line draw:style-name="gr4" draw:text-style-name="P4" draw:layer="layout" svg:x1="8.766cm" svg:y1="20.143cm" svg:x2="8.766cm" svg:y2="23.671cm">
          <text:p/>
        </draw:line>
        <draw:line draw:style-name="gr4" draw:text-style-name="P4" draw:layer="layout" svg:x1="12.012cm" svg:y1="20.143cm" svg:x2="12.012cm" svg:y2="23.671cm">
          <text:p/>
        </draw:line>
        <draw:line draw:style-name="gr4" draw:text-style-name="P4" draw:layer="layout" svg:x1="15.892cm" svg:y1="20.143cm" svg:x2="15.892cm" svg:y2="24.553cm">
          <text:p/>
        </draw:line>
        <draw:line draw:style-name="gr4" draw:text-style-name="P4" draw:layer="layout" svg:x1="18.785cm" svg:y1="20.143cm" svg:x2="18.785cm" svg:y2="24.553cm">
          <text:p/>
        </draw:line>
        <draw:line draw:style-name="gr4" draw:text-style-name="P4" draw:layer="layout" svg:x1="2.257cm" svg:y1="20.161cm" svg:x2="18.803cm" svg:y2="20.161cm">
          <text:p/>
        </draw:line>
        <draw:line draw:style-name="gr4" draw:text-style-name="P4" draw:layer="layout" svg:x1="2.257cm" svg:y1="21.466cm" svg:x2="18.803cm" svg:y2="21.466cm">
          <text:p/>
        </draw:line>
        <draw:line draw:style-name="gr4" draw:text-style-name="P4" draw:layer="layout" svg:x1="2.257cm" svg:y1="23.195cm" svg:x2="18.803cm" svg:y2="23.195cm">
          <text:p/>
        </draw:line>
        <draw:line draw:style-name="gr4" draw:text-style-name="P4" draw:layer="layout" svg:x1="2.257cm" svg:y1="23.653cm" svg:x2="18.803cm" svg:y2="23.653cm">
          <text:p/>
        </draw:line>
        <draw:line draw:style-name="gr4" draw:text-style-name="P4" draw:layer="layout" svg:x1="2.257cm" svg:y1="24.535cm" svg:x2="18.803cm" svg:y2="24.535cm">
          <text:p/>
        </draw:line>
        <draw:frame draw:style-name="gr3" draw:text-style-name="P3" draw:layer="layout" svg:width="2.398cm" svg:height="0.352cm" svg:x="2.461cm" svg:y="24.185cm">
          <draw:text-box>
            <text:p text:style-name="P2"><text:span text:style-name="T5">Усього до сплати:</text:span></text:p>
          </draw:text-box>
        </draw:frame>
        <draw:frame draw:style-name="gr5" draw:text-style-name="P5" draw:layer="layout" svg:width="5.08cm" svg:height="1.305cm" svg:x="3.175cm" svg:y="21.59cm">
          <draw:text-box>
            <text:p text:style-name="P2"><text:span text:style-name="T5">Software Development / Розробка програмного забеспечення</text:span></text:p>
            <text:p text:style-name="P2"><text:span text:style-name="T5">(Work management system)</text:span></text:p>
          </draw:text-box>
        </draw:frame>
        <draw:frame draw:style-name="gr6" draw:text-style-name="P6" draw:layer="layout" svg:width="1.905cm" svg:height="0.328cm" svg:x="9.525cm" svg:y="21.881cm">
          <draw:text-box>
            <text:p><text:span text:style-name="T5">1</text:span></text:p>
          </draw:text-box>
        </draw:frame>
        <draw:frame draw:style-name="gr6" draw:text-style-name="P6" draw:layer="layout" svg:width="3.075cm" svg:height="0.328cm" svg:x="12.382cm" svg:y="21.897cm">
          <draw:text-box>
            <text:p><text:span text:style-name="T5">600</text:span></text:p>
          </draw:text-box>
        </draw:frame>
        <draw:frame draw:style-name="gr6" draw:text-style-name="P6" draw:layer="layout" svg:width="1.588cm" svg:height="0.328cm" svg:x="16.192cm" svg:y="21.897cm">
          <draw:text-box>
            <text:p><text:span text:style-name="T5">600</text:span></text:p>
          </draw:text-box>
        </draw:frame>
        <draw:frame draw:style-name="gr6" draw:text-style-name="P6" draw:layer="layout" svg:width="1.805cm" svg:height="0.328cm" svg:x="16.175cm" svg:y="23.277cm">
          <draw:text-box draw:corner-radius="0.535cm">
            <text:p><text:span text:style-name="T5">600</text:span></text:p>
          </draw:text-box>
        </draw:frame>
        <draw:frame draw:style-name="gr6" draw:text-style-name="P6" draw:layer="layout" svg:width="1.905cm" svg:height="0.328cm" svg:x="16.192cm" svg:y="23.812cm">
          <draw:text-box>
            <text:p><text:span text:style-name="T5">600</text:span></text:p>
          </draw:text-box>
        </draw:frame>
      </draw:page>
      <draw:page draw:name="page2" draw:style-name="dp1" draw:master-page-name="master-page3">
        <draw:polygon draw:style-name="gr2" draw:text-style-name="P1" draw:layer="layout" svg:width="21.59cm" svg:height="27.94cm" svg:x="0cm" svg:y="0cm" svg:viewBox="0 0 21591 27941" draw:points="0,0 21591,0 21591,27941 0,27941">
          <text:p/>
        </draw:polygon>
        <draw:frame draw:style-name="gr3" draw:text-style-name="P3" draw:layer="layout" svg:width="16.025cm" svg:height="0.352cm" svg:x="2.54cm" svg:y="2.622cm">
          <draw:text-box>
            <text:p text:style-name="P2"><text:span text:style-name="T5">All charges of correspondent banks are at the Supplier’s expenses./ Усі комісії банків-кореспондентів сплачує Виконавець.</text:span></text:p>
          </draw:text-box>
        </draw:frame>
        <draw:frame draw:style-name="gr3" draw:text-style-name="P3" draw:layer="layout" svg:width="1.141cm" svg:height="0.352cm" svg:x="2.54cm" svg:y="3.469cm">
          <draw:text-box>
            <text:p text:style-name="P2"><text:span text:style-name="T5">Payment</text:span></text:p>
          </draw:text-box>
        </draw:frame>
        <draw:frame draw:style-name="gr3" draw:text-style-name="P3" draw:layer="layout" svg:width="0.823cm" svg:height="0.352cm" svg:x="3.788cm" svg:y="3.469cm">
          <draw:text-box>
            <text:p text:style-name="P2"><text:span text:style-name="T5">hereof</text:span></text:p>
          </draw:text-box>
        </draw:frame>
        <draw:frame draw:style-name="gr3" draw:text-style-name="P3" draw:layer="layout" svg:width="0.352cm" svg:height="0.352cm" svg:x="4.715cm" svg:y="3.469cm">
          <draw:text-box>
            <text:p text:style-name="P2"><text:span text:style-name="T5">at</text:span></text:p>
          </draw:text-box>
        </draw:frame>
        <draw:frame draw:style-name="gr3" draw:text-style-name="P3" draw:layer="layout" svg:width="13.947cm" svg:height="0.352cm" svg:x="5.063cm" svg:y="3.469cm">
          <draw:text-box>
            <text:p text:style-name="P2"><text:span text:style-name="T5">the same time is the evidence of the service delivery, acceptance thereof in full scope and the confirmation of</text:span></text:p>
          </draw:text-box>
        </draw:frame>
        <draw:frame draw:style-name="gr3" draw:text-style-name="P3" draw:layer="layout" svg:width="5.476cm" svg:height="0.352cm" svg:x="2.54cm" svg:y="3.892cm">
          <draw:text-box>
            <text:p text:style-name="P2"><text:span text:style-name="T5">final mutual installments between Parties. /</text:span></text:p>
          </draw:text-box>
        </draw:frame>
        <draw:frame draw:style-name="gr3" draw:text-style-name="P3" draw:layer="layout" svg:width="1.005cm" svg:height="0.352cm" svg:x="2.54cm" svg:y="4.315cm">
          <draw:text-box>
            <text:p text:style-name="P2"><text:span text:style-name="T5">Оплата</text:span></text:p>
          </draw:text-box>
        </draw:frame>
        <draw:frame draw:style-name="gr3" draw:text-style-name="P3" draw:layer="layout" svg:width="0.794cm" svg:height="0.352cm" svg:x="3.757cm" svg:y="4.315cm">
          <draw:text-box>
            <text:p text:style-name="P2"><text:span text:style-name="T5">згідно</text:span></text:p>
          </draw:text-box>
        </draw:frame>
        <draw:frame draw:style-name="gr3" draw:text-style-name="P3" draw:layer="layout" svg:width="0.743cm" svg:height="0.352cm" svg:x="4.761cm" svg:y="4.315cm">
          <draw:text-box>
            <text:p text:style-name="P2"><text:span text:style-name="T5">цього</text:span></text:p>
          </draw:text-box>
        </draw:frame>
        <draw:frame draw:style-name="gr3" draw:text-style-name="P3" draw:layer="layout" svg:width="1.005cm" svg:height="0.352cm" svg:x="5.717cm" svg:y="4.315cm">
          <draw:text-box>
            <text:p text:style-name="P2"><text:span text:style-name="T5">Інвойсу</text:span></text:p>
          </draw:text-box>
        </draw:frame>
        <draw:frame draw:style-name="gr3" draw:text-style-name="P3" draw:layer="layout" svg:width="1.429cm" svg:height="0.352cm" svg:x="6.934cm" svg:y="4.315cm">
          <draw:text-box>
            <text:p text:style-name="P2"><text:span text:style-name="T5">одночасно</text:span></text:p>
          </draw:text-box>
        </draw:frame>
        <draw:frame draw:style-name="gr3" draw:text-style-name="P3" draw:layer="layout" svg:width="0.352cm" svg:height="0.352cm" svg:x="8.574cm" svg:y="4.315cm">
          <draw:text-box>
            <text:p text:style-name="P2"><text:span text:style-name="T5">є</text:span></text:p>
          </draw:text-box>
        </draw:frame>
        <draw:frame draw:style-name="gr3" draw:text-style-name="P3" draw:layer="layout" svg:width="2.728cm" svg:height="0.352cm" svg:x="8.934cm" svg:y="4.315cm">
          <draw:text-box>
            <text:p text:style-name="P2"><text:span text:style-name="T5">свідченням надання</text:span></text:p>
          </draw:text-box>
        </draw:frame>
        <draw:frame draw:style-name="gr3" draw:text-style-name="P3" draw:layer="layout" svg:width="0.963cm" svg:height="0.352cm" svg:x="12.002cm" svg:y="4.315cm">
          <draw:text-box>
            <text:p text:style-name="P2"><text:span text:style-name="T5">послуг,</text:span></text:p>
          </draw:text-box>
        </draw:frame>
        <draw:frame draw:style-name="gr3" draw:text-style-name="P3" draw:layer="layout" svg:width="4.113cm" svg:height="0.352cm" svg:x="13.176cm" svg:y="4.315cm">
          <draw:text-box>
            <text:p text:style-name="P2"><text:span text:style-name="T5">їх прийняття в повному обсязі,</text:span></text:p>
          </draw:text-box>
        </draw:frame>
        <draw:frame draw:style-name="gr3" draw:text-style-name="P3" draw:layer="layout" svg:width="1.018cm" svg:height="0.352cm" svg:x="17.904cm" svg:y="4.315cm">
          <draw:text-box>
            <text:p text:style-name="P2"><text:span text:style-name="T5">а також</text:span></text:p>
          </draw:text-box>
        </draw:frame>
        <draw:frame draw:style-name="gr3" draw:text-style-name="P3" draw:layer="layout" svg:width="7.262cm" svg:height="0.352cm" svg:x="2.54cm" svg:y="4.739cm">
          <draw:text-box>
            <text:p text:style-name="P2"><text:span text:style-name="T5">підтвердженням кінцевих розрахунків між Сторонами.</text:span></text:p>
          </draw:text-box>
        </draw:frame>
        <draw:frame draw:style-name="gr3" draw:text-style-name="P3" draw:layer="layout" svg:width="2.153cm" svg:height="0.352cm" svg:x="2.54cm" svg:y="5.585cm">
          <draw:text-box>
            <text:p text:style-name="P2"><text:span text:style-name="T5">The Parties shall</text:span></text:p>
          </draw:text-box>
        </draw:frame>
        <draw:frame draw:style-name="gr3" draw:text-style-name="P3" draw:layer="layout" svg:width="0.404cm" svg:height="0.352cm" svg:x="4.854cm" svg:y="5.585cm">
          <draw:text-box>
            <text:p text:style-name="P2"><text:span text:style-name="T5">not</text:span></text:p>
          </draw:text-box>
        </draw:frame>
        <draw:frame draw:style-name="gr3" draw:text-style-name="P3" draw:layer="layout" svg:width="7.372cm" svg:height="0.352cm" svg:x="5.363cm" svg:y="5.585cm">
          <draw:text-box>
            <text:p text:style-name="P2"><text:span text:style-name="T5">be liable for non-performance or improper performance of</text:span></text:p>
          </draw:text-box>
        </draw:frame>
        <draw:frame draw:style-name="gr3" draw:text-style-name="P3" draw:layer="layout" svg:width="6.001cm" svg:height="0.352cm" svg:x="13.017cm" svg:y="5.585cm">
          <draw:text-box>
            <text:p text:style-name="P2"><text:span text:style-name="T5">the obligations under the agreement during the</text:span></text:p>
          </draw:text-box>
        </draw:frame>
        <draw:frame draw:style-name="gr3" draw:text-style-name="P3" draw:layer="layout" svg:width="0.904cm" svg:height="0.352cm" svg:x="2.54cm" svg:y="6.009cm">
          <draw:text-box>
            <text:p text:style-name="P2"><text:span text:style-name="T5">term of</text:span></text:p>
          </draw:text-box>
        </draw:frame>
        <draw:frame draw:style-name="gr3" draw:text-style-name="P3" draw:layer="layout" svg:width="4.227cm" svg:height="0.352cm" svg:x="3.732cm" svg:y="6.009cm">
          <draw:text-box>
            <text:p text:style-name="P2"><text:span text:style-name="T5">insuperable force circumstances.</text:span></text:p>
          </draw:text-box>
        </draw:frame>
        <draw:frame draw:style-name="gr3" draw:text-style-name="P3" draw:layer="layout" svg:width="0.352cm" svg:height="0.352cm" svg:x="8.331cm" svg:y="6.009cm">
          <draw:text-box>
            <text:p text:style-name="P2"><text:span text:style-name="T5">/</text:span></text:p>
          </draw:text-box>
        </draw:frame>
        <draw:frame draw:style-name="gr3" draw:text-style-name="P3" draw:layer="layout" svg:width="5.776cm" svg:height="0.352cm" svg:x="8.571cm" svg:y="6.009cm">
          <draw:text-box>
            <text:p text:style-name="P2"><text:span text:style-name="T5">Сторони звільняються від відповідальності</text:span></text:p>
          </draw:text-box>
        </draw:frame>
        <draw:frame draw:style-name="gr3" draw:text-style-name="P3" draw:layer="layout" svg:width="4.058cm" svg:height="0.352cm" svg:x="14.761cm" svg:y="6.009cm">
          <draw:text-box>
            <text:p text:style-name="P2"><text:span text:style-name="T5">за невиконання чи неналежне</text:span></text:p>
          </draw:text-box>
        </draw:frame>
        <draw:frame draw:style-name="gr3" draw:text-style-name="P3" draw:layer="layout" svg:width="9.908cm" svg:height="0.352cm" svg:x="2.54cm" svg:y="6.432cm">
          <draw:text-box>
            <text:p text:style-name="P2"><text:span text:style-name="T5">виконання зобов’язань за договором на час дії форс-мажорних обставин.</text:span></text:p>
          </draw:text-box>
        </draw:frame>
        <draw:frame draw:style-name="gr3" draw:text-style-name="P3" draw:layer="layout" svg:width="1.141cm" svg:height="0.352cm" svg:x="2.54cm" svg:y="7.279cm">
          <draw:text-box>
            <text:p text:style-name="P2"><text:span text:style-name="T5">Payment</text:span></text:p>
          </draw:text-box>
        </draw:frame>
        <draw:frame draw:style-name="gr3" draw:text-style-name="P3" draw:layer="layout" svg:width="2.83cm" svg:height="0.352cm" svg:x="3.815cm" svg:y="7.279cm">
          <draw:text-box>
            <text:p text:style-name="P2"><text:span text:style-name="T5">according hereto shall</text:span></text:p>
          </draw:text-box>
        </draw:frame>
        <draw:frame draw:style-name="gr3" draw:text-style-name="P3" draw:layer="layout" svg:width="3.634cm" svg:height="0.352cm" svg:x="6.883cm" svg:y="7.279cm">
          <draw:text-box>
            <text:p text:style-name="P2"><text:span text:style-name="T5">be also the confirmation that</text:span></text:p>
          </draw:text-box>
        </draw:frame>
        <draw:frame draw:style-name="gr3" draw:text-style-name="P3" draw:layer="layout" svg:width="7.842cm" svg:height="0.352cm" svg:x="10.862cm" svg:y="7.279cm">
          <draw:text-box>
            <text:p text:style-name="P2"><text:span text:style-name="T5">Parties have no claims to each other and have no intention to</text:span></text:p>
          </draw:text-box>
        </draw:frame>
        <draw:frame draw:style-name="gr3" draw:text-style-name="P3" draw:layer="layout" svg:width="0.853cm" svg:height="0.352cm" svg:x="2.54cm" svg:y="7.702cm">
          <draw:text-box>
            <text:p text:style-name="P2"><text:span text:style-name="T5">submit</text:span></text:p>
          </draw:text-box>
        </draw:frame>
        <draw:frame draw:style-name="gr3" draw:text-style-name="P3" draw:layer="layout" svg:width="1.446cm" svg:height="0.352cm" svg:x="3.499cm" svg:y="7.702cm">
          <draw:text-box>
            <text:p text:style-name="P2"><text:span text:style-name="T5">any claims.</text:span></text:p>
          </draw:text-box>
        </draw:frame>
        <draw:frame draw:style-name="gr3" draw:text-style-name="P3" draw:layer="layout" svg:width="0.352cm" svg:height="0.352cm" svg:x="5.079cm" svg:y="7.702cm">
          <draw:text-box>
            <text:p text:style-name="P2"><text:span text:style-name="T5">/</text:span></text:p>
          </draw:text-box>
        </draw:frame>
        <draw:frame draw:style-name="gr3" draw:text-style-name="P3" draw:layer="layout" svg:width="7.008cm" svg:height="0.352cm" svg:x="5.266cm" svg:y="7.702cm">
          <draw:text-box>
            <text:p text:style-name="P2"><text:span text:style-name="T5">Оплата згідно цього Інвойсу є підтвердженням того,</text:span></text:p>
          </draw:text-box>
        </draw:frame>
        <draw:frame draw:style-name="gr3" draw:text-style-name="P3" draw:layer="layout" svg:width="6.441cm" svg:height="0.352cm" svg:x="12.54cm" svg:y="7.702cm">
          <draw:text-box>
            <text:p text:style-name="P2"><text:span text:style-name="T5">що Сторони не мають взаємних претензій та не</text:span></text:p>
          </draw:text-box>
        </draw:frame>
        <draw:frame draw:style-name="gr3" draw:text-style-name="P3" draw:layer="layout" svg:width="5.086cm" svg:height="0.352cm" svg:x="2.54cm" svg:y="8.125cm">
          <draw:text-box>
            <text:p text:style-name="P2"><text:span text:style-name="T5">мають наміру направляти рекламації.</text:span></text:p>
          </draw:text-box>
        </draw:frame>
        <draw:frame draw:style-name="gr3" draw:text-style-name="P3" draw:layer="layout" svg:width="3.067cm" svg:height="0.352cm" svg:x="2.54cm" svg:y="8.972cm">
          <draw:text-box>
            <text:p text:style-name="P2"><text:span text:style-name="T5">Any disputes arising out</text:span></text:p>
          </draw:text-box>
        </draw:frame>
        <draw:frame draw:style-name="gr3" draw:text-style-name="P3" draw:layer="layout" svg:width="0.352cm" svg:height="0.352cm" svg:x="5.903cm" svg:y="8.972cm">
          <draw:text-box>
            <text:p text:style-name="P2"><text:span text:style-name="T5">of</text:span></text:p>
          </draw:text-box>
        </draw:frame>
        <draw:frame draw:style-name="gr3" draw:text-style-name="P3" draw:layer="layout" svg:width="1.869cm" svg:height="0.352cm" svg:x="6.277cm" svg:y="8.972cm">
          <draw:text-box>
            <text:p text:style-name="P2"><text:span text:style-name="T5">the agreement</text:span></text:p>
          </draw:text-box>
        </draw:frame>
        <draw:frame draw:style-name="gr3" draw:text-style-name="P3" draw:layer="layout" svg:width="3.228cm" svg:height="0.352cm" svg:x="8.328cm" svg:y="8.972cm">
          <draw:text-box>
            <text:p text:style-name="P2"><text:span text:style-name="T5">between the Parties shall</text:span></text:p>
          </draw:text-box>
        </draw:frame>
        <draw:frame draw:style-name="gr3" draw:text-style-name="P3" draw:layer="layout" svg:width="3.554cm" svg:height="0.352cm" svg:x="11.852cm" svg:y="8.972cm">
          <draw:text-box>
            <text:p text:style-name="P2"><text:span text:style-name="T5">be settled by the competent</text:span></text:p>
          </draw:text-box>
        </draw:frame>
        <draw:frame draw:style-name="gr3" draw:text-style-name="P3" draw:layer="layout" svg:width="0.645cm" svg:height="0.352cm" svg:x="15.75cm" svg:y="8.972cm">
          <draw:text-box>
            <text:p text:style-name="P2"><text:span text:style-name="T5">court</text:span></text:p>
          </draw:text-box>
        </draw:frame>
        <draw:frame draw:style-name="gr3" draw:text-style-name="P3" draw:layer="layout" svg:width="0.352cm" svg:height="0.352cm" svg:x="16.527cm" svg:y="8.972cm">
          <draw:text-box>
            <text:p text:style-name="P2"><text:span text:style-name="T5">at</text:span></text:p>
          </draw:text-box>
        </draw:frame>
        <draw:frame draw:style-name="gr3" draw:text-style-name="P3" draw:layer="layout" svg:width="1.801cm" svg:height="0.352cm" svg:x="16.901cm" svg:y="8.972cm">
          <draw:text-box>
            <text:p text:style-name="P2"><text:span text:style-name="T5">the location of</text:span></text:p>
          </draw:text-box>
        </draw:frame>
        <draw:frame draw:style-name="gr3" draw:text-style-name="P3" draw:layer="layout" svg:width="0.352cm" svg:height="0.352cm" svg:x="18.888cm" svg:y="8.972cm">
          <draw:text-box>
            <text:p text:style-name="P2"><text:span text:style-name="T5">a</text:span></text:p>
          </draw:text-box>
        </draw:frame>
        <draw:frame draw:style-name="gr3" draw:text-style-name="P3" draw:layer="layout" svg:width="1.369cm" svg:height="0.352cm" svg:x="2.54cm" svg:y="9.395cm">
          <draw:text-box>
            <text:p text:style-name="P2"><text:span text:style-name="T5">defendant.</text:span></text:p>
          </draw:text-box>
        </draw:frame>
        <draw:frame draw:style-name="gr3" draw:text-style-name="P3" draw:layer="layout" svg:width="0.352cm" svg:height="0.352cm" svg:x="4.146cm" svg:y="9.395cm">
          <draw:text-box>
            <text:p text:style-name="P2"><text:span text:style-name="T5">/</text:span></text:p>
          </draw:text-box>
        </draw:frame>
        <draw:frame draw:style-name="gr3" draw:text-style-name="P3" draw:layer="layout" svg:width="0.4cm" svg:height="0.352cm" svg:x="4.466cm" svg:y="9.395cm">
          <draw:text-box>
            <text:p text:style-name="P2"><text:span text:style-name="T5">Всі</text:span></text:p>
          </draw:text-box>
        </draw:frame>
        <draw:frame draw:style-name="gr3" draw:text-style-name="P3" draw:layer="layout" svg:width="0.866cm" svg:height="0.352cm" svg:x="5.107cm" svg:y="9.395cm">
          <draw:text-box>
            <text:p text:style-name="P2"><text:span text:style-name="T5">спори,</text:span></text:p>
          </draw:text-box>
        </draw:frame>
        <draw:frame draw:style-name="gr3" draw:text-style-name="P3" draw:layer="layout" svg:width="0.4cm" svg:height="0.352cm" svg:x="6.211cm" svg:y="9.395cm">
          <draw:text-box>
            <text:p text:style-name="P2"><text:span text:style-name="T5">що</text:span></text:p>
          </draw:text-box>
        </draw:frame>
        <draw:frame draw:style-name="gr3" draw:text-style-name="P3" draw:layer="layout" svg:width="1.348cm" svg:height="0.352cm" svg:x="6.849cm" svg:y="9.395cm">
          <draw:text-box>
            <text:p text:style-name="P2"><text:span text:style-name="T5">виникнуть</text:span></text:p>
          </draw:text-box>
        </draw:frame>
        <draw:frame draw:style-name="gr3" draw:text-style-name="P3" draw:layer="layout" svg:width="2.042cm" svg:height="0.352cm" svg:x="8.438cm" svg:y="9.395cm">
          <draw:text-box>
            <text:p text:style-name="P2"><text:span text:style-name="T5">між Сторонами</text:span></text:p>
          </draw:text-box>
        </draw:frame>
        <draw:frame draw:style-name="gr3" draw:text-style-name="P3" draw:layer="layout" svg:width="0.352cm" svg:height="0.352cm" svg:x="10.851cm" svg:y="9.395cm">
          <draw:text-box>
            <text:p text:style-name="P2"><text:span text:style-name="T5">по</text:span></text:p>
          </draw:text-box>
        </draw:frame>
        <draw:frame draw:style-name="gr3" draw:text-style-name="P3" draw:layer="layout" svg:width="0.645cm" svg:height="0.352cm" svg:x="11.594cm" svg:y="9.395cm">
          <draw:text-box>
            <text:p text:style-name="P2"><text:span text:style-name="T5">угоді</text:span></text:p>
          </draw:text-box>
        </draw:frame>
        <draw:frame draw:style-name="gr3" draw:text-style-name="P3" draw:layer="layout" svg:width="0.904cm" svg:height="0.352cm" svg:x="12.451cm" svg:y="9.395cm">
          <draw:text-box>
            <text:p text:style-name="P2"><text:span text:style-name="T5">будуть</text:span></text:p>
          </draw:text-box>
        </draw:frame>
        <draw:frame draw:style-name="gr3" draw:text-style-name="P3" draw:layer="layout" svg:width="1.801cm" svg:height="0.352cm" svg:x="13.57cm" svg:y="9.395cm">
          <draw:text-box>
            <text:p text:style-name="P2"><text:span text:style-name="T5">розглядатись</text:span></text:p>
          </draw:text-box>
        </draw:frame>
        <draw:frame draw:style-name="gr3" draw:text-style-name="P3" draw:layer="layout" svg:width="3.181cm" svg:height="0.352cm" svg:x="15.586cm" svg:y="9.395cm">
          <draw:text-box>
            <text:p text:style-name="P2"><text:span text:style-name="T5">компетентним судом за</text:span></text:p>
          </draw:text-box>
        </draw:frame>
        <draw:frame draw:style-name="gr3" draw:text-style-name="P3" draw:layer="layout" svg:width="4.214cm" svg:height="0.352cm" svg:x="2.54cm" svg:y="9.819cm">
          <draw:text-box>
            <text:p text:style-name="P2"><text:span text:style-name="T5">місцезнаходження відповідача.</text:span></text:p>
          </draw:text-box>
        </draw:frame>
        <draw:frame draw:style-name="gr3" draw:text-style-name="P3" draw:layer="layout" svg:width="2.809cm" svg:height="0.352cm" svg:x="2.54cm" svg:y="11.089cm">
          <draw:text-box>
            <text:p text:style-name="P2"><text:span text:style-name="T5">Supplier/Виконавець:</text:span></text:p>
          </draw:text-box>
        </draw:frame>
        <draw:frame draw:style-name="gr3" draw:text-style-name="P3" draw:layer="layout" svg:width="9.417cm" svg:height="0.352cm" svg:x="6.35cm" svg:y="11.089cm">
          <draw:text-box>
            <text:p text:style-name="P2"><text:span text:style-name="T5">_______________________ (Olnychenko Oleksandr /Ольниченко О. В.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ArialNarrow" svg:font-family="ArialNarrow" style:font-pitch="variable"/>
    <style:font-face style:name="ArialNarrow1" svg:font-family="ArialNarrow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4T16:39:20.650000000</dc:date>
    <meta:editing-duration>PT13M29S</meta:editing-duration>
    <meta:editing-cycles>4</meta:editing-cycles>
    <meta:generator>LibreOffice/7.3.2.2$Windows_X86_64 LibreOffice_project/49f2b1bff42cfccbd8f788c8dc32c1c309559be0</meta:generator>
    <meta:document-statistic meta:object-count="178"/>
  </office:meta>
</office:document-meta>
</file>